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256a" officeooo:paragraph-rsid="0009256a"/>
    </style:style>
    <style:style style:name="P2" style:family="paragraph" style:parent-style-name="Text_20_body">
      <style:text-properties officeooo:rsid="0009256a" officeooo:paragraph-rsid="0009256a" loext:padding="0.049cm" loext:border="0.06pt solid #e1e5eb"/>
    </style:style>
    <style:style style:name="P3" style:family="paragraph" style:parent-style-name="Text_20_body">
      <style:text-properties fo:font-weight="bold" officeooo:rsid="0009256a" officeooo:paragraph-rsid="0009256a" style:font-weight-asian="bold" style:font-weight-complex="bold" loext:padding="0.049cm" loext:border="0.06pt solid #e1e5eb"/>
    </style:style>
    <style:style style:name="P4" style:family="paragraph" style:parent-style-name="Text_20_body">
      <style:text-properties fo:font-weight="normal" officeooo:rsid="0009256a" officeooo:paragraph-rsid="0009256a" style:font-weight-asian="normal" style:font-weight-complex="normal" loext:padding="0.049cm" loext:border="0.06pt solid #e1e5eb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e GitHub</text:p>
      <text:p text:style-name="P1"/>
      <text:p text:style-name="P2">Ramificação (Branching); [Caminhos que o projeto pode ter]</text:p>
      <text:p text:style-name="P2">Mesclagem (Merge); [Quando eu mesclo uma branch com outras]</text:p>
      <text:p text:style-name="P2">Resolução de conflitos;</text:p>
      <text:p text:style-name="P2"/>
      <text:p text:style-name="P3">Branches e Merge.</text:p>
      <text:p text:style-name="P4">Branch é uma versão independente e editável que se cria de um código.</text:p>
      <text:p text:style-name="P4"/>
      <text:p text:style-name="P3">Branch Master</text:p>
      <text:p text:style-name="P4">A Branch principal do código, a “oficial” onde ele todo consolidado, é a master.</text:p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21:15:51.789060536</meta:creation-date>
    <dc:date>2022-01-20T21:42:34.920177759</dc:date>
    <meta:editing-duration>PT16M33S</meta:editing-duration>
    <meta:editing-cycles>1</meta:editing-cycles>
    <meta:document-statistic meta:table-count="0" meta:image-count="0" meta:object-count="0" meta:page-count="1" meta:paragraph-count="8" meta:word-count="55" meta:character-count="331" meta:non-whitespace-character-count="284"/>
    <meta:generator>LibreOffice/6.4.7.2$Linux_X86_64 LibreOffice_project/40$Build-2</meta:generator>
  </office:meta>
</office:document-meta>
</file>